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automatic-styles>
    <style:style style:name="P1" style:family="paragraph" style:parent-style-name="Standard">
      <style:text-properties fo:font-size="18pt" fo:font-weight="bold" style:font-size-asian="18pt" style:font-weight-asian="bold" style:font-size-complex="18pt" style:font-weight-complex="bold"/>
    </style:style>
    <style:style style:name="P2" style:family="paragraph" style:parent-style-name="Standard">
      <style:text-properties fo:font-size="13pt" fo:font-weight="normal" style:font-size-asian="11.3500003814697pt" style:font-weight-asian="normal" style:font-size-complex="13pt" style:font-weight-complex="normal"/>
    </style:style>
    <style:style style:name="P3" style:family="paragraph" style:parent-style-name="Standard">
      <style:text-properties fo:font-size="13pt" fo:font-weight="bold" style:font-size-asian="11.3500003814697pt" style:font-weight-asian="bold" style:font-size-complex="13pt" style:font-weight-complex="bold"/>
    </style:style>
    <style:style style:name="P4" style:family="paragraph" style:parent-style-name="Standard">
      <style:text-properties fo:font-size="16pt" fo:font-weight="bold" style:font-size-asian="16pt" style:font-weight-asian="bold" style:font-size-complex="16pt" style:font-weight-complex="bold"/>
    </style:style>
    <style:style style:name="P5" style:family="paragraph" style:parent-style-name="Standard" style:list-style-name="L1">
      <style:text-properties fo:font-size="13pt" fo:font-weight="normal" style:font-size-asian="11.3500003814697pt" style:font-weight-asian="normal" style:font-size-complex="13pt" style:font-weight-complex="normal"/>
    </style:style>
    <style:style style:name="P6" style:family="paragraph" style:parent-style-name="Standard" style:list-style-name="L2">
      <style:text-properties fo:font-size="13pt" fo:font-weight="normal" style:font-size-asian="11.3500003814697pt" style:font-weight-asian="normal" style:font-size-complex="13pt" style:font-weight-complex="normal"/>
    </style:style>
    <style:style style:name="P7" style:family="paragraph" style:parent-style-name="Standard" style:list-style-name="L3">
      <style:text-properties fo:font-size="13pt" fo:font-weight="normal" style:font-size-asian="11.3500003814697pt" style:font-weight-asian="normal" style:font-size-complex="13pt" style:font-weight-complex="normal"/>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The TruckHub Registry</text:p>
      <text:p text:style-name="P1"/>
      <text:p text:style-name="P4">Project Description</text:p>
      <text:p text:style-name="P4"/>
      <text:p text:style-name="P2">We are developing the software infrastructure for a global collection of publicly available track data hubs, called the TrackHub Registry.</text:p>
      <text:p text:style-name="P2"/>
      <text:list xml:id="list17547761641" text:style-name="L1">
        <text:list-item>
          <text:p text:style-name="P5">The registry is a repository of documents describing properties (data/configuration) of remote data hubs and their associated data tracks produced by external data hub providers; it is not a repository of their track data and data hubs;</text:p>
        </text:list-item>
        <text:list-item>
          <text:p text:style-name="P5">External track producers register with the system and publish their remote data hubs on the registry, so these can be globally advertised to the scientific community;</text:p>
        </text:list-item>
        <text:list-item>
          <text:p text:style-name="P5">Users explore and search data sources published to the catalogue, and find those relevant for their research.</text:p>
        </text:list-item>
        <text:list-item>
          <text:p text:style-name="P5">The registry provides quick and relevant search results to the users, and allows for domain-specific types of searches (e.g. epigenomics, proteomics data).</text:p>
        </text:list-item>
      </text:list>
      <text:p text:style-name="P2"/>
      <text:p text:style-name="P4">Assumptions</text:p>
      <text:list xml:id="list1892329456" text:style-name="L2">
        <text:list-item>
          <text:p text:style-name="P6">The registry provides web services for external track providers to publish their hubs and control published content; Web services allows programmatic interaction with the registry which can be automated from the client side;</text:p>
        </text:list-item>
        <text:list-item>
          <text:p text:style-name="P6">We expect to use JSON as a data structure interchange format to describe data hubs. It's easy to understand and to parse by humans (for creating and submitting data hubs descriptions) and machines (to parse and validate the submitted data). JSON data can be validated against a schema;</text:p>
        </text:list-item>
        <text:list-item>
          <text:p text:style-name="P6">The search of data hubs is supported by a web interface; it might be supported by web services in upcoming releases to easily allow integration in genomic web browsers;</text:p>
        </text:list-item>
        <text:list-item>
          <text:p text:style-name="P6">We do not expect a significantly large number of data hubs to be published (on the order of a thousand at most), but the published data can have a significant size.</text:p>
        </text:list-item>
      </text:list>
      <text:p text:style-name="P2"/>
      <text:p text:style-name="P4">Risk Factors</text:p>
      <text:p text:style-name="P3"/>
      <text:list xml:id="list1789798438" text:style-name="L3">
        <text:list-item>
          <text:p text:style-name="P7">Search has to be easy for people to understand and use, and it must provide relevant data;</text:p>
        </text:list-item>
        <text:list-item>
          <text:p text:style-name="P7">How to we handle storage and interface crashing?</text:p>
        </text:list-item>
        <text:list-item>
          <text:p text:style-name="P7">How to we handle unavailability of a published data hub or loss of maintainer contact?</text:p>
        </text:list-item>
        <text:list-item>
          <text:p text:style-name="P7">The number of simultaneous users may be high;</text:p>
        </text:list-item>
        <text:list-item>
          <text:p text:style-name="P7">The system depends on many technologies which are difficult to maintain and integrate together.</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Droid Sans Fallback" svg:font-family="'Droid Sans Fallback'" style:font-family-generic="system" style:font-pitch="variable"/>
    <style:font-face style:name="Lohit Hindi" svg:font-family="'Lohit Hind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GB" style:letter-kerning="true" style:font-name-asian="Droid Sans Fallback"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Droid Sans Fallback"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5" style:display-name="Heading 5" style:family="paragraph" style:parent-style-name="Heading" style:next-style-name="Text_20_body" style:default-outline-level="5" style:list-style-name="" style:class="text">
      <style:text-properties style:font-name="Times New Roman" fo:font-size="10pt" fo:font-weight="bold" style:font-name-asian="Droid Sans Fallback" style:font-size-asian="10pt" style:font-weight-asian="bold" style:font-name-complex="Lohit Hindi" style:font-size-complex="10pt" style:font-weight-complex="bold"/>
    </style:style>
    <style:style style:name="Bullet_20_Symbols" style:display-name="Bullet Symbols" style:family="text">
      <style:text-properties style:font-name="OpenSymbol" style:font-name-asian="OpenSymbol" style:font-name-complex="OpenSymbol"/>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Alessandro </meta:initial-creator>
    <meta:creation-date>2014-08-12T10:05:54</meta:creation-date>
    <dc:date>2014-09-11T11:32:51</dc:date>
    <dc:creator>Alessandro </dc:creator>
    <meta:editing-duration>PT8H2M4S</meta:editing-duration>
    <meta:editing-cycles>30</meta:editing-cycles>
    <meta:generator>LibreOffice/3.5$Linux_X86_64 LibreOffice_project/350m1$Build-2</meta:generator>
    <meta:document-statistic meta:table-count="0" meta:image-count="0" meta:object-count="0" meta:page-count="1" meta:paragraph-count="18" meta:word-count="346" meta:character-count="2085" meta:non-whitespace-character-count="1770"/>
  </office:meta>
</office:document-meta>
</file>